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0BB2D38CEFECBDA7241.png" manifest:media-type="image/png"/>
  <manifest:file-entry manifest:full-path="Pictures/10000201000003850000027602CB5FE6E5C2DF76.png" manifest:media-type="image/png"/>
  <manifest:file-entry manifest:full-path="Pictures/10000201000003FD000002478EA9BC8432D9F4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fo:font-style="normal" style:text-underline-style="solid" style:text-underline-width="auto" style:text-underline-color="font-color" fo:font-weight="bold" officeooo:rsid="00094356" officeooo:paragraph-rsid="00094356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color="#000000" fo:font-size="16pt" fo:font-style="normal" style:text-underline-style="none" fo:font-weight="bold" officeooo:rsid="00094356" officeooo:paragraph-rsid="00094356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color="#000000" fo:font-size="18pt" fo:font-style="normal" style:text-underline-style="solid" style:text-underline-width="auto" style:text-underline-color="font-color" fo:font-weight="bold" officeooo:rsid="00094356" officeooo:paragraph-rsid="00094356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ce1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ycle 1</text:p>
      <text:p text:style-name="P2">Experiment-3</text:p>
      <text:p text:style-name="P2"><draw:frame draw:style-name="fr1" draw:name="Image1" text:anchor-type="paragraph" svg:x="0.192cm" svg:y="0.342cm" svg:width="17.173cm" svg:height="12.659cm" draw:z-index="0"><draw:image xlink:href="Pictures/10000201000003850000027602CB5FE6E5C2DF76.png" xlink:type="simple" xlink:show="embed" xlink:actuate="onLoad" loext:mime-type="image/png"/></draw:frame></text:p>
      <text:p text:style-name="P1"><draw:frame draw:style-name="fr1" draw:name="Image2" text:anchor-type="paragraph" svg:x="0.166cm" svg:y="0.212cm" svg:width="17.041cm" svg:height="10.4cm" draw:z-index="1"><draw:image xlink:href="Pictures/10000201000003FD000002478EA9BC8432D9F4DC.png" xlink:type="simple" xlink:show="embed" xlink:actuate="onLoad" loext:mime-type="image/png"/></draw:frame></text:p>
      <text:p text:style-name="P1"><draw:frame draw:style-name="fr2" draw:name="Image3" text:anchor-type="paragraph" svg:width="16.962cm" svg:height="4.948cm" draw:z-index="2"><draw:image xlink:href="Pictures/100002010000027C000000BB2D38CEFECBDA724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20:11.251882943</meta:creation-date>
    <dc:date>2022-03-22T16:10:08.196410556</dc:date>
    <meta:editing-duration>PT29M36S</meta:editing-duration>
    <meta:editing-cycles>1</meta:editing-cycles>
    <meta:document-statistic meta:table-count="0" meta:image-count="3" meta:object-count="0" meta:page-count="2" meta:paragraph-count="2" meta:word-count="3" meta:character-count="19" meta:non-whitespace-character-count="18"/>
    <meta:generator>LibreOffice/6.0.7.3$Linux_X86_64 LibreOffice_project/00m0$Build-3</meta:generator>
  </office:meta>
</office:document-meta>
</file>